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quantity_upload" table:style-name="ta1">
        <table:shapes>
          <draw:frame draw:z-index="0" draw:style-name="gr1" draw:text-style-name="P1" svg:width="15.985cm" svg:height="9.004cm" svg:x="14.306cm" svg:y="0.239cm">
            <draw:object draw:notify-on-update-of-ranges="quantity_upload.B2:quantity_upload.B10 quantity_upload.B2:quantity_upload.B10 quantity_upload.C1:quantity_upload.C1 quantity_upload.C2:quantity_upload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zas wykonania</text:p>
          </table:table-cell>
          <table:table-cell office:value-type="string" calcext:value-type="string">
            <text:p>Ilość</text:p>
          </table:table-cell>
          <table:table-cell office:value-type="string" calcext:value-type="string">
            <text:p>Czas (ms)</text:p>
          </table:table-cell>
        </table:table-row>
        <table:table-row table:style-name="ro1">
          <table:table-cell office:value-type="time" office:time-value="PT17H07M00S" calcext:value-type="time">
            <text:p>17:07:00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time" office:time-value="PT19H21M00S" calcext:value-type="time">
            <text:p>19:21:00</text:p>
          </table:table-cell>
          <table:table-cell office:value-type="float" office:value="25" calcext:value-type="float">
            <text:p>2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time" office:time-value="PT17H13M00S" calcext:value-type="time">
            <text:p>17:13:00</text:p>
          </table:table-cell>
          <table:table-cell office:value-type="float" office:value="50" calcext:value-type="float">
            <text:p>50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time" office:time-value="PT19H27M00S" calcext:value-type="time">
            <text:p>19:27:00</text:p>
          </table:table-cell>
          <table:table-cell office:value-type="float" office:value="75" calcext:value-type="float">
            <text:p>75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time" office:time-value="PT17H16M00S" calcext:value-type="time">
            <text:p>17:16:00</text:p>
          </table:table-cell>
          <table:table-cell office:value-type="float" office:value="100" calcext:value-type="float">
            <text:p>100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time" office:time-value="PT19H35M00S" calcext:value-type="time">
            <text:p>19:35:00</text:p>
          </table:table-cell>
          <table:table-cell office:value-type="float" office:value="250" calcext:value-type="float">
            <text:p>250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time" office:time-value="PT20H01M00S" calcext:value-type="time">
            <text:p>20:01:00</text:p>
          </table:table-cell>
          <table:table-cell office:value-type="float" office:value="500" calcext:value-type="float">
            <text:p>500</text:p>
          </table:table-cell>
          <table:table-cell office:value-type="float" office:value="7853" calcext:value-type="float">
            <text:p>7853</text:p>
          </table:table-cell>
        </table:table-row>
        <table:table-row table:style-name="ro1">
          <table:table-cell office:value-type="time" office:time-value="PT19H43M00S" calcext:value-type="time">
            <text:p>19:43:00</text:p>
          </table:table-cell>
          <table:table-cell office:value-type="float" office:value="750" calcext:value-type="float">
            <text:p>750</text:p>
          </table:table-cell>
          <table:table-cell office:value-type="float" office:value="9845" calcext:value-type="float">
            <text:p>9845</text:p>
          </table:table-cell>
        </table:table-row>
        <table:table-row table:style-name="ro1">
          <table:table-cell office:value-type="time" office:time-value="PT19H51M00S" calcext:value-type="time">
            <text:p>19:51:00</text:p>
          </table:table-cell>
          <table:table-cell office:value-type="float" office:value="1000" calcext:value-type="float">
            <text:p>1000</text:p>
          </table:table-cell>
          <table:table-cell office:value-type="float" office:value="10781" calcext:value-type="float">
            <text:p>10781</text:p>
          </table:table-cell>
        </table:table-row>
        <table:table-row table:style-name="ro1">
          <table:table-cell table:number-columns-repeated="3"/>
        </table:table-row>
      </table:table>
      <table:table table:name="quantity_download" table:style-name="ta1">
        <table:shapes>
          <draw:frame draw:z-index="0" draw:style-name="gr1" draw:text-style-name="P1" svg:width="15.999cm" svg:height="8.999cm" svg:x="11.004cm" svg:y="0.233cm">
            <draw:object draw:notify-on-update-of-ranges="quantity_download.B2:quantity_download.B10 quantity_download.B2:quantity_download.B10 quantity_download.C1:quantity_download.C1 quantity_download.C2:quantity_download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zas wykonania</text:p>
          </table:table-cell>
          <table:table-cell office:value-type="string" calcext:value-type="string">
            <text:p>Ilość</text:p>
          </table:table-cell>
          <table:table-cell office:value-type="string" calcext:value-type="string">
            <text:p>Czas (ms)</text:p>
          </table:table-cell>
        </table:table-row>
        <table:table-row table:style-name="ro1">
          <table:table-cell office:value-type="time" office:time-value="PT17H07M00S" calcext:value-type="time">
            <text:p>17:07:00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time" office:time-value="PT19H22M00S" calcext:value-type="time">
            <text:p>19:22:00</text:p>
          </table:table-cell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time" office:time-value="PT17H13M00S" calcext:value-type="time">
            <text:p>17:13:00</text:p>
          </table:table-cell>
          <table:table-cell office:value-type="float" office:value="50" calcext:value-type="float">
            <text:p>5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time" office:time-value="PT19H30M00S" calcext:value-type="time">
            <text:p>19:30:00</text:p>
          </table:table-cell>
          <table:table-cell office:value-type="float" office:value="75" calcext:value-type="float">
            <text:p>7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time" office:time-value="PT17H16M00S" calcext:value-type="time">
            <text:p>17:16:00</text:p>
          </table:table-cell>
          <table:table-cell office:value-type="float" office:value="100" calcext:value-type="float">
            <text:p>10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time" office:time-value="PT19H35M00S" calcext:value-type="time">
            <text:p>19:35:00</text:p>
          </table:table-cell>
          <table:table-cell office:value-type="float" office:value="250" calcext:value-type="float">
            <text:p>250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time" office:time-value="PT20H01M00S" calcext:value-type="time">
            <text:p>20:01:00</text:p>
          </table:table-cell>
          <table:table-cell office:value-type="float" office:value="500" calcext:value-type="float">
            <text:p>500</text:p>
          </table:table-cell>
          <table:table-cell office:value-type="float" office:value="5218" calcext:value-type="float">
            <text:p>5218</text:p>
          </table:table-cell>
        </table:table-row>
        <table:table-row table:style-name="ro1">
          <table:table-cell office:value-type="time" office:time-value="PT19H45M00S" calcext:value-type="time">
            <text:p>19:45:00</text:p>
          </table:table-cell>
          <table:table-cell office:value-type="float" office:value="750" calcext:value-type="float">
            <text:p>750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office:value-type="time" office:time-value="PT18H02M00S" calcext:value-type="time">
            <text:p>18:02:00</text:p>
          </table:table-cell>
          <table:table-cell office:value-type="float" office:value="1000" calcext:value-type="float">
            <text:p>1000</text:p>
          </table:table-cell>
          <table:table-cell office:value-type="float" office:value="9303" calcext:value-type="float">
            <text:p>9303</text:p>
          </table:table-cell>
        </table:table-row>
        <table:table-row table:style-name="ro1">
          <table:table-cell table:number-columns-repeated="3"/>
        </table:table-row>
      </table:table>
      <table:table table:name="quantity_delete" table:style-name="ta1">
        <table:shapes>
          <draw:frame draw:z-index="0" draw:style-name="gr1" draw:text-style-name="P1" svg:width="15.999cm" svg:height="8.999cm" svg:x="11.004cm" svg:y="0.233cm">
            <draw:object draw:notify-on-update-of-ranges="quantity_delete.B1:quantity_delete.B1 quantity_delete.B2:quantity_delete.B10 quantity_delete.C1:quantity_delete.C1 quantity_delete.C2:quantity_delete.C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zas wykonania</text:p>
          </table:table-cell>
          <table:table-cell office:value-type="string" calcext:value-type="string">
            <text:p>Ilość</text:p>
          </table:table-cell>
          <table:table-cell office:value-type="string" calcext:value-type="string">
            <text:p>Czas (ms)</text:p>
          </table:table-cell>
        </table:table-row>
        <table:table-row table:style-name="ro1">
          <table:table-cell office:value-type="time" office:time-value="PT17H11M00S" calcext:value-type="time">
            <text:p>17:11:0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19H23M00S" calcext:value-type="time">
            <text:p>19:23:0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time" office:time-value="PT17H15M00S" calcext:value-type="time">
            <text:p>17:15: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9H32M00S" calcext:value-type="time">
            <text:p>19:32:00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time" office:time-value="PT17H18M00S" calcext:value-type="time">
            <text:p>17:18:0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time" office:time-value="PT19H41M00S" calcext:value-type="time">
            <text:p>19:41:00</text:p>
          </table:table-cell>
          <table:table-cell office:value-type="float" office:value="250" calcext:value-type="float">
            <text:p>25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time" office:time-value="PT17H45M00S" calcext:value-type="time">
            <text:p>17:45:00</text:p>
          </table:table-cell>
          <table:table-cell office:value-type="float" office:value="500" calcext:value-type="float">
            <text:p>50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time" office:time-value="PT19H49M00S" calcext:value-type="time">
            <text:p>19:49:00</text:p>
          </table:table-cell>
          <table:table-cell office:value-type="float" office:value="750" calcext:value-type="float">
            <text:p>75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time" office:time-value="PT18H45M00S" calcext:value-type="time">
            <text:p>18:45:00</text:p>
          </table:table-cell>
          <table:table-cell office:value-type="float" office:value="1000" calcext:value-type="float">
            <text:p>10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3"/>
        </table:table-row>
      </table:table>
      <table:table table:name="single_size_upload" table:style-name="ta1">
        <table:shapes>
          <draw:frame draw:z-index="0" draw:style-name="gr1" draw:text-style-name="P1" svg:width="15.99cm" svg:height="9.005cm" svg:x="10.789cm" svg:y="0.106cm">
            <draw:object draw:notify-on-update-of-ranges="single_size_upload.B1:single_size_upload.B1 single_size_upload.B2:single_size_upload.B8 single_size_upload.C1:single_size_upload.C1 single_size_upload.C2:single_size_upload.C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zas wykonania</text:p>
          </table:table-cell>
          <table:table-cell office:value-type="string" calcext:value-type="string">
            <text:p>Wielkość pliku (MB)</text:p>
          </table:table-cell>
          <table:table-cell office:value-type="string" calcext:value-type="string">
            <text:p>Czas (ms)</text:p>
          </table:table-cell>
        </table:table-row>
        <table:table-row table:style-name="ro1">
          <table:table-cell office:value-type="time" office:time-value="PT20H39M00S" calcext:value-type="time">
            <text:p>20:39:0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time" office:time-value="PT20H45M00S" calcext:value-type="time">
            <text:p>20:45:00</text:p>
          </table:table-cell>
          <table:table-cell office:value-type="float" office:value="5" calcext:value-type="float">
            <text:p>5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time" office:time-value="PT20H48M00S" calcext:value-type="time">
            <text:p>20:48:00</text:p>
          </table:table-cell>
          <table:table-cell office:value-type="float" office:value="10" calcext:value-type="float">
            <text:p>10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time" office:time-value="PT20H51M00S" calcext:value-type="time">
            <text:p>20:51:00</text:p>
          </table:table-cell>
          <table:table-cell office:value-type="float" office:value="50" calcext:value-type="float">
            <text:p>50</text:p>
          </table:table-cell>
          <table:table-cell office:value-type="float" office:value="5601" calcext:value-type="float">
            <text:p>5601</text:p>
          </table:table-cell>
        </table:table-row>
        <table:table-row table:style-name="ro1">
          <table:table-cell office:value-type="time" office:time-value="PT21H15M00S" calcext:value-type="time">
            <text:p>21:15:00</text:p>
          </table:table-cell>
          <table:table-cell office:value-type="float" office:value="100" calcext:value-type="float">
            <text:p>100</text:p>
          </table:table-cell>
          <table:table-cell office:value-type="float" office:value="10998" calcext:value-type="float">
            <text:p>10998</text:p>
          </table:table-cell>
        </table:table-row>
        <table:table-row table:style-name="ro1">
          <table:table-cell office:value-type="time" office:time-value="PT21H21M00S" calcext:value-type="time">
            <text:p>21:21:00</text:p>
          </table:table-cell>
          <table:table-cell office:value-type="float" office:value="500" calcext:value-type="float">
            <text:p>500</text:p>
          </table:table-cell>
          <table:table-cell office:value-type="float" office:value="39228" calcext:value-type="float">
            <text:p>39228</text:p>
          </table:table-cell>
        </table:table-row>
        <table:table-row table:style-name="ro1">
          <table:table-cell office:value-type="time" office:time-value="PT21H34M00S" calcext:value-type="time">
            <text:p>21:34:00</text:p>
          </table:table-cell>
          <table:table-cell office:value-type="float" office:value="1000" calcext:value-type="float">
            <text:p>1000</text:p>
          </table:table-cell>
          <table:table-cell office:value-type="float" office:value="88363" calcext:value-type="float">
            <text:p>883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ingle_size_download" table:style-name="ta1">
        <table:shapes>
          <draw:frame draw:z-index="0" draw:style-name="gr1" draw:text-style-name="P1" svg:width="15.99cm" svg:height="9.005cm" svg:x="10.789cm" svg:y="0.106cm">
            <draw:object draw:notify-on-update-of-ranges="single_size_download.B2:single_size_download.B8 single_size_download.B2:single_size_download.B8 single_size_download.C1:single_size_download.C1 single_size_download.C2:single_size_download.C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zas wykonania</text:p>
          </table:table-cell>
          <table:table-cell office:value-type="string" calcext:value-type="string">
            <text:p>Wielkość pliku (MB)</text:p>
          </table:table-cell>
          <table:table-cell office:value-type="string" calcext:value-type="string">
            <text:p>Czas (ms)</text:p>
          </table:table-cell>
        </table:table-row>
        <table:table-row table:style-name="ro1">
          <table:table-cell office:value-type="time" office:time-value="PT20H40M00S" calcext:value-type="time">
            <text:p>20:40:0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time" office:time-value="PT20H45M00S" calcext:value-type="time">
            <text:p>20:45:00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time" office:time-value="PT20H48M00S" calcext:value-type="time">
            <text:p>20:48:00</text:p>
          </table:table-cell>
          <table:table-cell office:value-type="float" office:value="10" calcext:value-type="float">
            <text:p>1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time" office:time-value="PT20H52M00S" calcext:value-type="time">
            <text:p>20:52:00</text:p>
          </table:table-cell>
          <table:table-cell office:value-type="float" office:value="50" calcext:value-type="float">
            <text:p>50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time" office:time-value="PT21H16M00S" calcext:value-type="time">
            <text:p>21:16:00</text:p>
          </table:table-cell>
          <table:table-cell office:value-type="float" office:value="100" calcext:value-type="float">
            <text:p>100</text:p>
          </table:table-cell>
          <table:table-cell office:value-type="float" office:value="14279" calcext:value-type="float">
            <text:p>14279</text:p>
          </table:table-cell>
        </table:table-row>
        <table:table-row table:style-name="ro1">
          <table:table-cell office:value-type="time" office:time-value="PT21H24M00S" calcext:value-type="time">
            <text:p>21:24:00</text:p>
          </table:table-cell>
          <table:table-cell office:value-type="float" office:value="500" calcext:value-type="float">
            <text:p>500</text:p>
          </table:table-cell>
          <table:table-cell office:value-type="float" office:value="64620" calcext:value-type="float">
            <text:p>64620</text:p>
          </table:table-cell>
        </table:table-row>
        <table:table-row table:style-name="ro1">
          <table:table-cell office:value-type="time" office:time-value="PT21H39M00S" calcext:value-type="time">
            <text:p>21:39:00</text:p>
          </table:table-cell>
          <table:table-cell office:value-type="float" office:value="1000" calcext:value-type="float">
            <text:p>1000</text:p>
          </table:table-cell>
          <table:table-cell office:value-type="float" office:value="133386" calcext:value-type="float">
            <text:p>1333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ingle_size_delete" table:style-name="ta1">
        <table:shapes>
          <draw:frame draw:z-index="0" draw:style-name="gr1" draw:text-style-name="P1" svg:width="15.99cm" svg:height="9.005cm" svg:x="10.789cm" svg:y="0.106cm">
            <draw:object draw:notify-on-update-of-ranges="single_size_delete.B2:single_size_delete.B8 single_size_delete.B2:single_size_delete.B8 single_size_delete.C1:single_size_delete.C1 single_size_delete.C2:single_size_delete.C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zas wykonania</text:p>
          </table:table-cell>
          <table:table-cell office:value-type="string" calcext:value-type="string">
            <text:p>Wielkość pliku (MB)</text:p>
          </table:table-cell>
          <table:table-cell office:value-type="string" calcext:value-type="string">
            <text:p>Czas (ms)</text:p>
          </table:table-cell>
        </table:table-row>
        <table:table-row table:style-name="ro1">
          <table:table-cell office:value-type="time" office:time-value="PT20H44M00S" calcext:value-type="time">
            <text:p>20:44: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0H47M00S" calcext:value-type="time">
            <text:p>20:47:0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time" office:time-value="PT20H50M00S" calcext:value-type="time">
            <text:p>20:50:0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21H11M00S" calcext:value-type="time">
            <text:p>21:11: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time" office:time-value="PT21H19M00S" calcext:value-type="time">
            <text:p>21:19:0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21H30M00S" calcext:value-type="time">
            <text:p>21:30:0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21H43M00S" calcext:value-type="time">
            <text:p>21:43:00</text:p>
          </table:table-cell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ixed_upload" table:style-name="ta1">
        <table:shapes>
          <draw:frame draw:z-index="0" draw:style-name="gr1" draw:text-style-name="P1" svg:width="15.99cm" svg:height="9.005cm" svg:x="10.789cm" svg:y="0.106cm">
            <draw:object draw:notify-on-update-of-ranges="mixed_upload.B1:mixed_upload.B1 mixed_upload.B2:mixed_upload.B10 mixed_upload.C1:mixed_upload.C1 mixed_upload.C2:mixed_upload.C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zas wykonania</text:p>
          </table:table-cell>
          <table:table-cell office:value-type="string" calcext:value-type="string">
            <text:p>Ilość plików</text:p>
          </table:table-cell>
          <table:table-cell office:value-type="string" calcext:value-type="string">
            <text:p>Czas (ms)</text:p>
          </table:table-cell>
        </table:table-row>
        <table:table-row table:style-name="ro1">
          <table:table-cell office:value-type="time" office:time-value="PT22H09M00S" calcext:value-type="time">
            <text:p>22:09:00</text:p>
          </table:table-cell>
          <table:table-cell office:value-type="float" office:value="10" calcext:value-type="float">
            <text:p>10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time" office:time-value="PT22H14M00S" calcext:value-type="time">
            <text:p>22:14:00</text:p>
          </table:table-cell>
          <table:table-cell office:value-type="float" office:value="25" calcext:value-type="float">
            <text:p>25</text:p>
          </table:table-cell>
          <table:table-cell office:value-type="float" office:value="4597" calcext:value-type="float">
            <text:p>4597</text:p>
          </table:table-cell>
        </table:table-row>
        <table:table-row table:style-name="ro1">
          <table:table-cell office:value-type="time" office:time-value="PT22H18M00S" calcext:value-type="time">
            <text:p>22:18:00</text:p>
          </table:table-cell>
          <table:table-cell office:value-type="float" office:value="50" calcext:value-type="float">
            <text:p>50</text:p>
          </table:table-cell>
          <table:table-cell office:value-type="float" office:value="10177" calcext:value-type="float">
            <text:p>10177</text:p>
          </table:table-cell>
        </table:table-row>
        <table:table-row table:style-name="ro1">
          <table:table-cell office:value-type="time" office:time-value="PT22H23M00S" calcext:value-type="time">
            <text:p>22:23:00</text:p>
          </table:table-cell>
          <table:table-cell office:value-type="float" office:value="75" calcext:value-type="float">
            <text:p>75</text:p>
          </table:table-cell>
          <table:table-cell office:value-type="float" office:value="13618" calcext:value-type="float">
            <text:p>13618</text:p>
          </table:table-cell>
        </table:table-row>
        <table:table-row table:style-name="ro1">
          <table:table-cell office:value-type="time" office:time-value="PT22H28M00S" calcext:value-type="time">
            <text:p>22:28:00</text:p>
          </table:table-cell>
          <table:table-cell office:value-type="float" office:value="100" calcext:value-type="float">
            <text:p>100</text:p>
          </table:table-cell>
          <table:table-cell office:value-type="float" office:value="14551" calcext:value-type="float">
            <text:p>14551</text:p>
          </table:table-cell>
        </table:table-row>
        <table:table-row table:style-name="ro1">
          <table:table-cell office:value-type="time" office:time-value="PT22H33M00S" calcext:value-type="time">
            <text:p>22:33:00</text:p>
          </table:table-cell>
          <table:table-cell office:value-type="float" office:value="250" calcext:value-type="float">
            <text:p>250</text:p>
          </table:table-cell>
          <table:table-cell office:value-type="float" office:value="11698" calcext:value-type="float">
            <text:p>11698</text:p>
          </table:table-cell>
        </table:table-row>
        <table:table-row table:style-name="ro1">
          <table:table-cell office:value-type="time" office:time-value="PT22H38M00S" calcext:value-type="time">
            <text:p>22:38:00</text:p>
          </table:table-cell>
          <table:table-cell office:value-type="float" office:value="500" calcext:value-type="float">
            <text:p>500</text:p>
          </table:table-cell>
          <table:table-cell office:value-type="float" office:value="23157" calcext:value-type="float">
            <text:p>23157</text:p>
          </table:table-cell>
        </table:table-row>
        <table:table-row table:style-name="ro1">
          <table:table-cell office:value-type="time" office:time-value="PT22H43M00S" calcext:value-type="time">
            <text:p>22:43:00</text:p>
          </table:table-cell>
          <table:table-cell office:value-type="float" office:value="750" calcext:value-type="float">
            <text:p>750</text:p>
          </table:table-cell>
          <table:table-cell office:value-type="float" office:value="15484" calcext:value-type="float">
            <text:p>15484</text:p>
          </table:table-cell>
        </table:table-row>
        <table:table-row table:style-name="ro1">
          <table:table-cell office:value-type="time" office:time-value="PT22H48M00S" calcext:value-type="time">
            <text:p>22:48:00</text:p>
          </table:table-cell>
          <table:table-cell office:value-type="float" office:value="1000" calcext:value-type="float">
            <text:p>1000</text:p>
          </table:table-cell>
          <table:table-cell office:value-type="float" office:value="18652" calcext:value-type="float">
            <text:p>18652</text:p>
          </table:table-cell>
        </table:table-row>
      </table:table>
      <table:table table:name="mixed_download" table:style-name="ta1">
        <table:shapes>
          <draw:frame draw:z-index="0" draw:style-name="gr1" draw:text-style-name="P1" svg:width="15.99cm" svg:height="9.005cm" svg:x="10.789cm" svg:y="0.106cm">
            <draw:object draw:notify-on-update-of-ranges="mixed_download.B1:mixed_download.B1 mixed_download.B2:mixed_download.B10 mixed_download.C1:mixed_download.C1 mixed_download.C2:mixed_download.C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zas wykonania</text:p>
          </table:table-cell>
          <table:table-cell office:value-type="string" calcext:value-type="string">
            <text:p>Ilość plików</text:p>
          </table:table-cell>
          <table:table-cell office:value-type="string" calcext:value-type="string">
            <text:p>Czas (ms)</text:p>
          </table:table-cell>
        </table:table-row>
        <table:table-row table:style-name="ro1">
          <table:table-cell office:value-type="time" office:time-value="PT22H10M00S" calcext:value-type="time">
            <text:p>22:10:00</text:p>
          </table:table-cell>
          <table:table-cell office:value-type="float" office:value="10" calcext:value-type="float">
            <text:p>1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time" office:time-value="PT22H14M00S" calcext:value-type="time">
            <text:p>22:14:00</text:p>
          </table:table-cell>
          <table:table-cell office:value-type="float" office:value="25" calcext:value-type="float">
            <text:p>25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time" office:time-value="PT22H18M00S" calcext:value-type="time">
            <text:p>22:18:00</text:p>
          </table:table-cell>
          <table:table-cell office:value-type="float" office:value="50" calcext:value-type="float">
            <text:p>50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time" office:time-value="PT22H24M00S" calcext:value-type="time">
            <text:p>22:24:00</text:p>
          </table:table-cell>
          <table:table-cell office:value-type="float" office:value="75" calcext:value-type="float">
            <text:p>75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office:value-type="time" office:time-value="PT22H30M00S" calcext:value-type="time">
            <text:p>22:30:00</text:p>
          </table:table-cell>
          <table:table-cell office:value-type="float" office:value="100" calcext:value-type="float">
            <text:p>100</text:p>
          </table:table-cell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time" office:time-value="PT22H34M00S" calcext:value-type="time">
            <text:p>22:34:00</text:p>
          </table:table-cell>
          <table:table-cell office:value-type="float" office:value="250" calcext:value-type="float">
            <text:p>250</text:p>
          </table:table-cell>
          <table:table-cell office:value-type="float" office:value="5844" calcext:value-type="float">
            <text:p>5844</text:p>
          </table:table-cell>
        </table:table-row>
        <table:table-row table:style-name="ro1">
          <table:table-cell office:value-type="time" office:time-value="PT22H38M00S" calcext:value-type="time">
            <text:p>22:38:00</text:p>
          </table:table-cell>
          <table:table-cell office:value-type="float" office:value="500" calcext:value-type="float">
            <text:p>500</text:p>
          </table:table-cell>
          <table:table-cell office:value-type="float" office:value="16875" calcext:value-type="float">
            <text:p>16875</text:p>
          </table:table-cell>
        </table:table-row>
        <table:table-row table:style-name="ro1">
          <table:table-cell office:value-type="time" office:time-value="PT22H43M00S" calcext:value-type="time">
            <text:p>22:43:00</text:p>
          </table:table-cell>
          <table:table-cell office:value-type="float" office:value="750" calcext:value-type="float">
            <text:p>750</text:p>
          </table:table-cell>
          <table:table-cell office:value-type="float" office:value="13895" calcext:value-type="float">
            <text:p>13895</text:p>
          </table:table-cell>
        </table:table-row>
        <table:table-row table:style-name="ro1">
          <table:table-cell office:value-type="time" office:time-value="PT22H48M00S" calcext:value-type="time">
            <text:p>22:48:00</text:p>
          </table:table-cell>
          <table:table-cell office:value-type="float" office:value="1000" calcext:value-type="float">
            <text:p>1000</text:p>
          </table:table-cell>
          <table:table-cell office:value-type="float" office:value="19230" calcext:value-type="float">
            <text:p>192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.00.0000</text:date>, <text:time style:data-style-name="N2" text:time-value="11:21:55.449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3T11:11:46.539000000</meta:creation-date>
    <meta:generator>LibreOffice/7.2.4.1$Windows_X86_64 LibreOffice_project/27d75539669ac387bb498e35313b970b7fe9c4f9</meta:generator>
    <dc:date>2025-07-06T22:52:03.832000000</dc:date>
    <meta:editing-duration>PT8H40M34S</meta:editing-duration>
    <meta:editing-cycles>140</meta:editing-cycles>
    <meta:document-statistic meta:table-count="8" meta:cell-count="222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title svg:x="2.552cm" svg:y="0.316cm" chart:style-name="ch2">
          <text:p>Wgrywanie nowych plików (każdy o rozmiarze 100kB)</text:p>
        </chart:title>
        <chart:plot-area chart:style-name="ch3" table:cell-range-address="quantity_upload.B1:quantity_upload.C10" chart:data-source-has-labels="both" svg:x="1.33cm" svg:y="1.275cm" svg:width="14.337cm" svg:height="6.569cm">
          <chart:coordinate-region svg:x="2.692cm" svg:y="1.474cm" svg:width="12.603cm" svg:height="5.723cm"/>
          <chart:axis chart:dimension="x" chart:name="primary-x" chart:style-name="ch4" chartooo:axis-type="auto">
            <chart:title svg:x="6.668cm" svg:y="8.024cm" chart:style-name="ch5">
              <text:p>Ilość wgrywanych plików</text:p>
            </chart:title>
            <chart:categories table:cell-range-address="quantity_upload.B2:quantity_upload.B10"/>
          </chart:axis>
          <chart:axis chart:dimension="y" chart:name="primary-y" chart:style-name="ch6">
            <chart:title svg:x="0.451cm" svg:y="6.164cm" chart:style-name="ch7">
              <text:p>Czas wykonania (ms)</text:p>
            </chart:title>
            <chart:grid chart:style-name="ch8" chart:class="major"/>
          </chart:axis>
          <chart:series chart:style-name="ch9" chart:values-cell-range-address="quantity_upload.C2:quantity_upload.C10" chart:label-cell-address="quantity_upload.C1:quantity_upload.C1" chart:class="chart:scatter">
            <chart:domain table:cell-range-address="quantity_upload.B2:quantity_upload.B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Czas (ms)</text:p>
                <draw:g>
                  <svg:desc>quantity_upload.C1:quantity_upload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ntity_upload.B2:quantity_upload.B10</svg:desc>
                </draw:g>
              </table:table-cell>
              <table:table-cell office:value-type="float" office:value="10">
                <text:p>10</text:p>
                <draw:g>
                  <svg:desc>quantity_upload.B2:quantity_upload.B10</svg:desc>
                </draw:g>
              </table:table-cell>
              <table:table-cell office:value-type="float" office:value="163">
                <text:p>163</text:p>
                <draw:g>
                  <svg:desc>quantity_upload.C2:quantity_upload.C10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9845">
                <text:p>984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781">
                <text:p>107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Pobieranie nowych plików (każdy o rozmiarze 100kB)</text:p>
        </chart:title>
        <chart:plot-area chart:style-name="ch3" table:cell-range-address="quantity_download.B1:quantity_download.C10" chart:data-source-has-labels="both" svg:x="1.331cm" svg:y="1.275cm" svg:width="14.349cm" svg:height="6.564cm">
          <chart:coordinate-region svg:x="2.508cm" svg:y="1.475cm" svg:width="12.8cm" svg:height="5.717cm"/>
          <chart:axis chart:dimension="x" chart:name="primary-x" chart:style-name="ch4" chartooo:axis-type="auto">
            <chart:title svg:x="6.807cm" svg:y="8.019cm" chart:style-name="ch5">
              <text:p>Ilość pobranych plików</text:p>
            </chart:title>
            <chart:categories table:cell-range-address="quantity_download.B2:quantity_download.B10"/>
          </chart:axis>
          <chart:axis chart:dimension="y" chart:name="primary-y" chart:style-name="ch6">
            <chart:title svg:x="0.451cm" svg:y="6.162cm" chart:style-name="ch7">
              <text:p>Czas wykonania (ms)</text:p>
            </chart:title>
            <chart:grid chart:style-name="ch8" chart:class="major"/>
          </chart:axis>
          <chart:series chart:style-name="ch9" chart:values-cell-range-address="quantity_download.C2:quantity_download.C10" chart:label-cell-address="quantity_download.C1:quantity_download.C1" chart:class="chart:scatter">
            <chart:domain table:cell-range-address="quantity_download.B2:quantity_download.B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Czas (ms)</text:p>
                <draw:g>
                  <svg:desc>quantity_download.C1:quantity_download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ntity_download.B2:quantity_download.B10</svg:desc>
                </draw:g>
              </table:table-cell>
              <table:table-cell office:value-type="float" office:value="10">
                <text:p>10</text:p>
                <draw:g>
                  <svg:desc>quantity_download.B2:quantity_download.B10</svg:desc>
                </draw:g>
              </table:table-cell>
              <table:table-cell office:value-type="float" office:value="93">
                <text:p>93</text:p>
                <draw:g>
                  <svg:desc>quantity_download.C2:quantity_download.C10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9303">
                <text:p>93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Usuwanie plików (każdy o rozmiarze 100kB)</text:p>
        </chart:title>
        <chart:plot-area chart:style-name="ch3" table:cell-range-address="quantity_delete.B1:quantity_delete.C10" chart:data-source-has-labels="both" svg:x="1.331cm" svg:y="1.275cm" svg:width="14.349cm" svg:height="6.564cm">
          <chart:coordinate-region svg:x="2.323cm" svg:y="1.475cm" svg:width="12.985cm" svg:height="5.717cm"/>
          <chart:axis chart:dimension="x" chart:name="primary-x" chart:style-name="ch4" chartooo:axis-type="auto">
            <chart:title svg:x="6.794cm" svg:y="8.019cm" chart:style-name="ch5">
              <text:p>Ilość usuniętych plików</text:p>
            </chart:title>
            <chart:categories table:cell-range-address="quantity_delete.B2:quantity_delete.B10"/>
          </chart:axis>
          <chart:axis chart:dimension="y" chart:name="primary-y" chart:style-name="ch6">
            <chart:title svg:x="0.451cm" svg:y="6.162cm" chart:style-name="ch7">
              <text:p>Czas wykonania (ms)</text:p>
            </chart:title>
            <chart:grid chart:style-name="ch8" chart:class="major"/>
          </chart:axis>
          <chart:series chart:style-name="ch9" chart:values-cell-range-address="quantity_delete.C2:quantity_delete.C10" chart:label-cell-address="quantity_delete.C1:quantity_delete.C1" chart:class="chart:scatter">
            <chart:domain table:cell-range-address="quantity_delete.B2:quantity_delete.B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 (ms)</text:p>
                <draw:g>
                  <svg:desc>quantity_delete.C1:quantity_delete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ntity_delete.B2:quantity_delete.B10</svg:desc>
                </draw:g>
              </table:table-cell>
              <table:table-cell office:value-type="float" office:value="28">
                <text:p>28</text:p>
                <draw:g>
                  <svg:desc>quantity_delete.C2:quantity_delete.C10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90">
                <text:p>59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title svg:x="4.049cm" svg:y="0.316cm" chart:style-name="ch2">
          <text:p>Wysyłanie 10 plików o różnej wielkości</text:p>
        </chart:title>
        <chart:plot-area chart:style-name="ch3" table:cell-range-address="single_size_upload.B1:single_size_upload.C8" chart:data-source-has-labels="both" svg:x="1.33cm" svg:y="1.275cm" svg:width="14.342cm" svg:height="6.57cm">
          <chart:coordinate-region svg:x="2.507cm" svg:y="1.474cm" svg:width="12.608cm" svg:height="5.724cm"/>
          <chart:axis chart:dimension="x" chart:name="primary-x" chart:style-name="ch4" chartooo:axis-type="auto">
            <chart:title svg:x="5.97cm" svg:y="8.025cm" chart:style-name="ch5">
              <text:p>Wielkość pojedynczego pliku (MB)</text:p>
            </chart:title>
            <chart:categories table:cell-range-address="single_size_upload.B2:single_size_upload.B8"/>
          </chart:axis>
          <chart:axis chart:dimension="y" chart:name="primary-y" chart:style-name="ch6">
            <chart:title svg:x="0.451cm" svg:y="6.165cm" chart:style-name="ch7">
              <text:p>Czas wykonania (ms)</text:p>
            </chart:title>
            <chart:grid chart:style-name="ch8" chart:class="major"/>
          </chart:axis>
          <chart:series chart:style-name="ch9" chart:values-cell-range-address="single_size_upload.C2:single_size_upload.C8" chart:label-cell-address="single_size_upload.C1:single_size_upload.C1" chart:class="chart:scatter">
            <chart:domain table:cell-range-address="single_size_upload.B2:single_size_upload.B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 (ms)</text:p>
                <draw:g>
                  <svg:desc>single_size_upload.C1:single_size_upload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ingle_size_upload.B2:single_size_upload.B8</svg:desc>
                </draw:g>
              </table:table-cell>
              <table:table-cell office:value-type="float" office:value="304">
                <text:p>304</text:p>
                <draw:g>
                  <svg:desc>single_size_upload.C2:single_size_upload.C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601">
                <text:p>56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998">
                <text:p>109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9228">
                <text:p>392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8363">
                <text:p>883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title svg:x="4.036cm" svg:y="0.316cm" chart:style-name="ch2">
          <text:p>Pobieranie 10 plików o różnej wielkości</text:p>
        </chart:title>
        <chart:plot-area chart:style-name="ch3" table:cell-range-address="single_size_download.B1:single_size_download.C8" chart:data-source-has-labels="both" svg:x="1.33cm" svg:y="1.275cm" svg:width="14.342cm" svg:height="6.57cm">
          <chart:coordinate-region svg:x="2.507cm" svg:y="1.475cm" svg:width="12.423cm" svg:height="5.723cm"/>
          <chart:axis chart:dimension="x" chart:name="primary-x" chart:style-name="ch4" chartooo:axis-type="auto">
            <chart:title svg:x="5.97cm" svg:y="8.025cm" chart:style-name="ch5">
              <text:p>Wielkość pojedynczego pliku (MB)</text:p>
            </chart:title>
            <chart:categories table:cell-range-address="single_size_download.B2:single_size_download.B8"/>
          </chart:axis>
          <chart:axis chart:dimension="y" chart:name="primary-y" chart:style-name="ch6">
            <chart:title svg:x="0.451cm" svg:y="6.165cm" chart:style-name="ch7">
              <text:p>Czas wykonania (ms)</text:p>
            </chart:title>
            <chart:grid chart:style-name="ch8" chart:class="major"/>
          </chart:axis>
          <chart:series chart:style-name="ch9" chart:values-cell-range-address="single_size_download.C2:single_size_download.C8" chart:label-cell-address="single_size_download.C1:single_size_download.C1" chart:class="chart:scatter">
            <chart:domain table:cell-range-address="single_size_download.B2:single_size_download.B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Czas (ms)</text:p>
                <draw:g>
                  <svg:desc>single_size_download.C1:single_size_download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ingle_size_download.B2:single_size_download.B8</svg:desc>
                </draw:g>
              </table:table-cell>
              <table:table-cell office:value-type="float" office:value="1">
                <text:p>1</text:p>
                <draw:g>
                  <svg:desc>single_size_download.B2:single_size_download.B8</svg:desc>
                </draw:g>
              </table:table-cell>
              <table:table-cell office:value-type="float" office:value="104">
                <text:p>104</text:p>
                <draw:g>
                  <svg:desc>single_size_download.C2:single_size_download.C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279">
                <text:p>1427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4620">
                <text:p>6462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33386">
                <text:p>1333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title svg:x="4.115cm" svg:y="0.316cm" chart:style-name="ch2">
          <text:p>Usuwanie 10 plików o różnej wielkości</text:p>
        </chart:title>
        <chart:plot-area chart:style-name="ch3" table:cell-range-address="single_size_delete.B1:single_size_delete.C8" chart:data-source-has-labels="both" svg:x="1.33cm" svg:y="1.275cm" svg:width="14.342cm" svg:height="6.57cm">
          <chart:coordinate-region svg:x="1.951cm" svg:y="1.474cm" svg:width="13.349cm" svg:height="5.724cm"/>
          <chart:axis chart:dimension="x" chart:name="primary-x" chart:style-name="ch4" chartooo:axis-type="auto">
            <chart:title svg:x="5.97cm" svg:y="8.025cm" chart:style-name="ch5">
              <text:p>Wielkość pojedynczego pliku (MB)</text:p>
            </chart:title>
            <chart:categories table:cell-range-address="single_size_delete.B2:single_size_delete.B8"/>
          </chart:axis>
          <chart:axis chart:dimension="y" chart:name="primary-y" chart:style-name="ch6">
            <chart:title svg:x="0.451cm" svg:y="6.165cm" chart:style-name="ch7">
              <text:p>Czas wykonania (ms)</text:p>
            </chart:title>
            <chart:grid chart:style-name="ch8" chart:class="major"/>
          </chart:axis>
          <chart:series chart:style-name="ch9" chart:values-cell-range-address="single_size_delete.C2:single_size_delete.C8" chart:label-cell-address="single_size_delete.C1:single_size_delete.C1" chart:class="chart:scatter">
            <chart:domain table:cell-range-address="single_size_delete.B2:single_size_delete.B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Czas (ms)</text:p>
                <draw:g>
                  <svg:desc>single_size_delete.C1:single_size_delete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ingle_size_delete.B2:single_size_delete.B8</svg:desc>
                </draw:g>
              </table:table-cell>
              <table:table-cell office:value-type="float" office:value="1">
                <text:p>1</text:p>
                <draw:g>
                  <svg:desc>single_size_delete.B2:single_size_delete.B8</svg:desc>
                </draw:g>
              </table:table-cell>
              <table:table-cell office:value-type="float" office:value="26">
                <text:p>26</text:p>
                <draw:g>
                  <svg:desc>single_size_delete.C2:single_size_delete.C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title svg:x="1.919cm" svg:y="0.315cm" chart:style-name="ch2">
          <text:p>Wysyłanie plików o sumarycznym rozmiarze 1GB i losowym rozmiarze indywidualnym</text:p>
        </chart:title>
        <chart:plot-area chart:style-name="ch3" table:cell-range-address="mixed_upload.B1:mixed_upload.C10" chart:data-source-has-labels="both" svg:x="1.33cm" svg:y="1.778cm" svg:width="14.342cm" svg:height="6.067cm">
          <chart:coordinate-region svg:x="2.692cm" svg:y="1.977cm" svg:width="12.608cm" svg:height="5.221cm"/>
          <chart:axis chart:dimension="x" chart:name="primary-x" chart:style-name="ch4" chartooo:axis-type="auto">
            <chart:title svg:x="7.61cm" svg:y="8.025cm" chart:style-name="ch5">
              <text:p>Ilość plików</text:p>
            </chart:title>
            <chart:categories table:cell-range-address="mixed_upload.B2:mixed_upload.B10"/>
          </chart:axis>
          <chart:axis chart:dimension="y" chart:name="primary-y" chart:style-name="ch6">
            <chart:title svg:x="0.451cm" svg:y="6.416cm" chart:style-name="ch7">
              <text:p>Czas wykonania (ms)</text:p>
            </chart:title>
            <chart:grid chart:style-name="ch8" chart:class="major"/>
          </chart:axis>
          <chart:series chart:style-name="ch9" chart:values-cell-range-address="mixed_upload.C2:mixed_upload.C10" chart:label-cell-address="mixed_upload.C1:mixed_upload.C1" chart:class="chart:scatter">
            <chart:domain table:cell-range-address="mixed_upload.B2:mixed_upload.B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 (ms)</text:p>
                <draw:g>
                  <svg:desc>mixed_upload.C1:mixed_upload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mixed_upload.B2:mixed_upload.B10</svg:desc>
                </draw:g>
              </table:table-cell>
              <table:table-cell office:value-type="float" office:value="936">
                <text:p>936</text:p>
                <draw:g>
                  <svg:desc>mixed_upload.C2:mixed_upload.C10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3618">
                <text:p>136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551">
                <text:p>1455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698">
                <text:p>116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157">
                <text:p>2315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5484">
                <text:p>154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652">
                <text:p>186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title svg:x="1.906cm" svg:y="0.315cm" chart:style-name="ch2">
          <text:p>Pobieranie plików o sumarycznym rozmiarze 1GB i losowym rozmiarze indywidualnym</text:p>
        </chart:title>
        <chart:plot-area chart:style-name="ch3" table:cell-range-address="mixed_download.B1:mixed_download.C10" chart:data-source-has-labels="both" svg:x="1.33cm" svg:y="1.778cm" svg:width="14.342cm" svg:height="6.067cm">
          <chart:coordinate-region svg:x="2.692cm" svg:y="1.977cm" svg:width="12.608cm" svg:height="5.221cm"/>
          <chart:axis chart:dimension="x" chart:name="primary-x" chart:style-name="ch4" chartooo:axis-type="auto">
            <chart:title svg:x="7.61cm" svg:y="8.025cm" chart:style-name="ch5">
              <text:p>Ilość plików</text:p>
            </chart:title>
            <chart:categories table:cell-range-address="mixed_download.B2:mixed_download.B10"/>
          </chart:axis>
          <chart:axis chart:dimension="y" chart:name="primary-y" chart:style-name="ch6">
            <chart:title svg:x="0.451cm" svg:y="6.416cm" chart:style-name="ch7">
              <text:p>Czas wykonania (ms)</text:p>
            </chart:title>
            <chart:grid chart:style-name="ch8" chart:class="major"/>
          </chart:axis>
          <chart:series chart:style-name="ch9" chart:values-cell-range-address="mixed_download.C2:mixed_download.C10" chart:label-cell-address="mixed_download.C1:mixed_download.C1" chart:class="chart:scatter">
            <chart:domain table:cell-range-address="mixed_download.B2:mixed_download.B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 (ms)</text:p>
                <draw:g>
                  <svg:desc>mixed_download.C1:mixed_download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mixed_download.B2:mixed_download.B10</svg:desc>
                </draw:g>
              </table:table-cell>
              <table:table-cell office:value-type="float" office:value="349">
                <text:p>349</text:p>
                <draw:g>
                  <svg:desc>mixed_download.C2:mixed_download.C10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508">
                <text:p>55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950">
                <text:p>895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3895">
                <text:p>138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230">
                <text:p>192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